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mployee" style:family="table">
      <style:table-properties style:width="17.3cm" fo:margin-left="-0.175cm" table:align="left"/>
    </style:style>
    <style:style style:name="Employee.A" style:family="table-column">
      <style:table-column-properties style:column-width="3.491cm"/>
    </style:style>
    <style:style style:name="Employee.B" style:family="table-column">
      <style:table-column-properties style:column-width="3.493cm"/>
    </style:style>
    <style:style style:name="Employee.C" style:family="table-column">
      <style:table-column-properties style:column-width="3.385cm"/>
    </style:style>
    <style:style style:name="Employee.D" style:family="table-column">
      <style:table-column-properties style:column-width="3.413cm"/>
    </style:style>
    <style:style style:name="Employee.E" style:family="table-column">
      <style:table-column-properties style:column-width="3.519cm"/>
    </style:style>
    <style:style style:name="Employee.A1" style:family="table-cell">
      <style:table-cell-properties fo:padding="0cm" fo:border="none" style:writing-mode="page"/>
    </style:style>
    <style:style style:name="Employee.2" style:family="table-row">
      <style:table-row-properties style:min-row-height="0.72cm"/>
    </style:style>
    <style:style style:name="Employee.3" style:family="table-row">
      <style:table-row-properties style:min-row-height="0.841cm"/>
    </style:style>
    <style:style style:name="Employee.5" style:family="table-row">
      <style:table-row-properties style:min-row-height="0.397cm"/>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style:style>
    <style:style style:name="P3" style:family="paragraph" style:parent-style-name="Standard">
      <style:text-properties fo:font-size="12pt" fo:font-weight="bold" style:font-weight-asian="bold" style:font-weight-complex="bold"/>
    </style:style>
    <style:style style:name="P4" style:family="paragraph" style:parent-style-name="Standard">
      <style:text-properties fo:font-size="12pt" officeooo:rsid="001ea8aa" officeooo:paragraph-rsid="001ea8aa"/>
    </style:style>
    <style:style style:name="P5" style:family="paragraph" style:parent-style-name="Standard">
      <style:text-properties fo:font-size="12pt" fo:font-style="italic" fo:font-weight="bold" officeooo:rsid="001ea8aa" officeooo:paragraph-rsid="001ea8aa" style:font-style-asian="italic" style:font-weight-asian="bold" style:font-style-complex="italic" style:font-weight-complex="bold"/>
    </style:style>
    <style:style style:name="P6" style:family="paragraph" style:parent-style-name="Standard">
      <style:text-properties fo:font-size="12pt" fo:font-weight="bold" officeooo:rsid="001ea8aa" officeooo:paragraph-rsid="001ea8aa" style:font-weight-asian="bold" style:font-weight-complex="bold"/>
    </style:style>
    <style:style style:name="P7" style:family="paragraph" style:parent-style-name="Standard">
      <style:text-properties fo:font-size="12pt" officeooo:rsid="001ef264" officeooo:paragraph-rsid="001ef264"/>
    </style:style>
    <style:style style:name="P8" style:family="paragraph" style:parent-style-name="Table_20_Contents">
      <style:text-properties fo:font-size="12pt" officeooo:rsid="001ea8aa" officeooo:paragraph-rsid="001ea8aa"/>
    </style:style>
    <style:style style:name="P9" style:family="paragraph" style:parent-style-name="Table_20_Contents">
      <style:text-properties fo:font-size="12pt"/>
    </style:style>
    <style:style style:name="P10" style:family="paragraph" style:parent-style-name="Table_20_Contents">
      <style:text-properties fo:font-size="12pt" officeooo:rsid="001ef264" officeooo:paragraph-rsid="001ef264"/>
    </style:style>
    <style:style style:name="T1" style:family="text">
      <style:text-properties fo:font-size="12pt"/>
    </style:style>
    <style:style style:name="T2" style:family="text">
      <style:text-properties officeooo:rsid="001ea8aa"/>
    </style:style>
    <style:style style:name="T3" style:family="text">
      <style:text-properties officeooo:rsid="001ef2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A company works with number of employees; all the works are dependents on the employees. Even if one of the employees resign the job immediately then assigned work will be not finished at the time, so delivery of the project to the clients will be delayed. Company planned to make solution for this, they want to know which employee may resign next. If they know previously, they can arrange alternative to avoid such problem. As an AI Engineer you must give Solution to this. </text:p>
      <text:p text:style-name="Standard"/>
      <text:p text:style-name="Standard"/>
      <text:p text:style-name="Standard"/>
      <text:p text:style-name="P1">A) How will you achieve this in AI? </text:p>
      <text:p text:style-name="Standard"><text:s text:c="5"/><text:span text:style-name="T1">As per client requirement, as an AI engineer, we can solve this by taking the company's existing employee data. We fix this with things like employee work experience and the hike they get. We can check if their working performance meets the company's terms and conditions or not. Then also the employee resigning by himself means we can tell them to previously tell them to be in the company for a notice period of three months by telling them in the software.</text:span></text:p>
      <text:p text:style-name="P2"/>
      <text:p text:style-name="P3"><text:span text:style-name="T2">B)</text:span>Find out the 3 -Stage of Problem Identification </text:p>
      <text:p text:style-name="P4">Machine learning</text:p>
      <text:p text:style-name="P4">supervised</text:p>
      <text:p text:style-name="P4">classification</text:p>
      <text:p text:style-name="P4"/>
      <text:p text:style-name="P5">C) Name the project</text:p>
      <text:p text:style-name="P4">Employee resignation predication</text:p>
      <text:p text:style-name="P4"/>
      <text:p text:style-name="P6">D)Create the dummy Dataset</text:p>
      <text:p text:style-name="P7"/>
      <table:table table:name="Employee" table:style-name="Employee">
        <table:table-column table:style-name="Employee.A"/>
        <table:table-column table:style-name="Employee.B"/>
        <table:table-column table:style-name="Employee.C"/>
        <table:table-column table:style-name="Employee.D"/>
        <table:table-column table:style-name="Employee.E"/>
        <table:table-row>
          <table:table-cell table:style-name="Employee.A1" office:value-type="string">
            <text:p text:style-name="P8">Name</text:p>
          </table:table-cell>
          <table:table-cell table:style-name="Employee.A1" office:value-type="string">
            <text:p text:style-name="P8">designation</text:p>
          </table:table-cell>
          <table:table-cell table:style-name="Employee.A1" office:value-type="string">
            <text:p text:style-name="P8">Salary hike</text:p>
          </table:table-cell>
          <table:table-cell table:style-name="Employee.A1" office:value-type="string">
            <text:p text:style-name="P8">performance</text:p>
          </table:table-cell>
          <table:table-cell table:style-name="Employee.A1" office:value-type="string">
            <text:p text:style-name="P8">Resignation predication</text:p>
          </table:table-cell>
        </table:table-row>
        <table:table-row table:style-name="Employee.2">
          <table:table-cell table:style-name="Employee.A1" office:value-type="string">
            <text:p text:style-name="P8">Ram</text:p>
          </table:table-cell>
          <table:table-cell table:style-name="Employee.A1" office:value-type="string">
            <text:p text:style-name="P8">Developer</text:p>
          </table:table-cell>
          <table:table-cell table:style-name="Employee.A1" office:value-type="string">
            <text:p text:style-name="P8">30%</text:p>
          </table:table-cell>
          <table:table-cell table:style-name="Employee.A1" office:value-type="string">
            <text:p text:style-name="P8">80% poor</text:p>
          </table:table-cell>
          <table:table-cell table:style-name="Employee.A1" office:value-type="string">
            <text:p text:style-name="P9">May resign </text:p>
          </table:table-cell>
        </table:table-row>
        <table:table-row table:style-name="Employee.3">
          <table:table-cell table:style-name="Employee.A1" office:value-type="string">
            <text:p text:style-name="P8">Pavi</text:p>
          </table:table-cell>
          <table:table-cell table:style-name="Employee.A1" office:value-type="string">
            <text:p text:style-name="P8">Testing</text:p>
          </table:table-cell>
          <table:table-cell table:style-name="Employee.A1" office:value-type="string">
            <text:p text:style-name="P8">20%</text:p>
          </table:table-cell>
          <table:table-cell table:style-name="Employee.A1" office:value-type="string">
            <text:p text:style-name="P8"><text:span text:style-name="T3">50</text:span>% moderate</text:p>
          </table:table-cell>
          <table:table-cell table:style-name="Employee.A1" office:value-type="string">
            <text:p text:style-name="P10">May not resign</text:p>
          </table:table-cell>
        </table:table-row>
        <table:table-row table:style-name="Employee.3">
          <table:table-cell table:style-name="Employee.A1" office:value-type="string">
            <text:p text:style-name="P10">muthu</text:p>
          </table:table-cell>
          <table:table-cell table:style-name="Employee.A1" office:value-type="string">
            <text:p text:style-name="P10">HR</text:p>
          </table:table-cell>
          <table:table-cell table:style-name="Employee.A1" office:value-type="string">
            <text:p text:style-name="P10">25%</text:p>
          </table:table-cell>
          <table:table-cell table:style-name="Employee.A1" office:value-type="string">
            <text:p text:style-name="P10">20% Better</text:p>
          </table:table-cell>
          <table:table-cell table:style-name="Employee.A1" office:value-type="string">
            <text:p text:style-name="P10">May not resign</text:p>
          </table:table-cell>
        </table:table-row>
        <table:table-row table:style-name="Employee.5">
          <table:table-cell table:style-name="Employee.A1" office:value-type="string">
            <text:p text:style-name="P8">magizh</text:p>
          </table:table-cell>
          <table:table-cell table:style-name="Employee.A1" office:value-type="string">
            <text:p text:style-name="P8">devopes</text:p>
          </table:table-cell>
          <table:table-cell table:style-name="Employee.A1" office:value-type="string">
            <text:p text:style-name="P8">36%</text:p>
          </table:table-cell>
          <table:table-cell table:style-name="Employee.A1" office:value-type="string">
            <text:p text:style-name="P10">30% Good</text:p>
          </table:table-cell>
          <table:table-cell table:style-name="Employee.A1" office:value-type="string">
            <text:p text:style-name="P10">My not resign</text:p>
          </table:table-cell>
        </table:table-row>
      </table:table>
      <text:p text:style-name="P4"/>
      <text:p text:style-name="P4"/>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fo:font-size="20pt" fo:font-weight="bol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Hope Artificial Intelligence Scenario Based Learning </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3T17:50:45.750719300</meta:creation-date>
    <dc:date>2025-12-03T18:25:51.626042600</dc:date>
    <meta:editing-duration>PT3M57S</meta:editing-duration>
    <meta:editing-cycles>1</meta:editing-cycles>
    <meta:generator>LibreOffice/25.2.7.2$Windows_X86_64 LibreOffice_project/5cbfd1ab6520636bb5f7b99185aa69bd7456825d</meta:generator>
    <meta:document-statistic meta:table-count="1" meta:image-count="0" meta:object-count="0" meta:page-count="1" meta:paragraph-count="36" meta:word-count="241" meta:character-count="1404" meta:non-whitespace-character-count="1188"/>
  </office:meta>
</office:document-meta>
</file>